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4000000645A33C15A723F29A8.png" manifest:media-type="image/png"/>
  <manifest:file-entry manifest:full-path="Pictures/100002010000006B0000006BBF5FD15E58056C8F.png" manifest:media-type="image/png"/>
  <manifest:file-entry manifest:full-path="Pictures/1000020700000B0F00000B0FD59DFFAF2A59CBD2.svg" manifest:media-type="image/svg+xml"/>
  <manifest:file-entry manifest:full-path="Pictures/100002010000006B0000006B7CDC42A6E47D6EE8.png" manifest:media-type="image/png"/>
  <manifest:file-entry manifest:full-path="Pictures/1000026E00000B0F00000B0FE963F98B6DA2029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4.327cm" fo:min-width="3.292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4.341cm" fo:min-width="3.292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4.327cm" fo:min-width="3.293cm" fo:padding-top="0.142cm" fo:padding-bottom="0.142cm" fo:padding-left="0.267cm" fo:padding-right="0.267cm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gr5" style:family="graphic" style:parent-style-name="standard">
      <style:graphic-properties draw:stroke="none" draw:fill="none" draw:fill-color="#729fcf" fo:min-height="0.621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729fcf" fo:min-height="0.476cm"/>
      <style:paragraph-properties style:writing-mode="lr-tb"/>
    </style:style>
    <style:style style:name="gr8" style:family="graphic" style:parent-style-name="objectwithoutfill">
      <style:graphic-properties svg:stroke-color="#000000" draw:fill="solid" draw:fill-color="#000000" draw:textarea-vertical-align="middle"/>
    </style:style>
    <style:style style:name="gr9" style:family="graphic" style:parent-style-name="objectwithoutfill">
      <style:graphic-properties svg:stroke-width="0.106cm" svg:stroke-color="#000000" draw:marker-start-width="0.358cm" draw:marker-end-width="0.358cm" draw:fill="solid" draw:fill-color="#000000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3cm"/>
    </style:style>
    <style:style style:name="gr11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cm" fo:min-width="0.496cm"/>
    </style:style>
    <style:style style:name="gr12" style:family="graphic" style:parent-style-name="standard">
      <style:graphic-properties svg:stroke-color="#000000" draw:fill-color="#ff8000" draw:opacity="100%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000000" draw:fill-color="#ffbf00" draw:opacity="100%" draw:textarea-horizontal-align="justify" draw:textarea-vertical-align="middle" draw:auto-grow-height="false" fo:min-height="0cm" fo:min-width="0.104cm"/>
    </style:style>
    <style:style style:name="gr14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000000" draw:fill-color="#77bc65" draw:opacity="100%" draw:textarea-horizontal-align="justify" draw:textarea-vertical-align="middle" draw:auto-grow-height="false" fo:min-height="0cm" fo:min-width="0.3cm"/>
    </style:style>
    <style:style style:name="gr16" style:family="graphic" style:parent-style-name="standard">
      <style:graphic-properties svg:stroke-color="#000000" draw:fill-color="#e16173" draw:opacity="100%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svg:stroke-color="#000000" draw:fill-color="#ff972f" draw:opacity="100%" draw:textarea-horizontal-align="justify" draw:textarea-vertical-align="middle" draw:auto-grow-height="false" fo:min-height="0cm" fo:min-width="2.2cm"/>
    </style:style>
    <style:style style:name="gr18" style:family="graphic" style:parent-style-name="standard">
      <style:graphic-properties svg:stroke-color="#000000" draw:fill-color="#c9211e" draw:opacity="100%" draw:textarea-horizontal-align="justify" draw:textarea-vertical-align="middle" draw:auto-grow-height="false" fo:min-height="0cm" fo:min-width="0.3cm"/>
    </style:style>
    <style:style style:name="gr19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3cm"/>
    </style:style>
    <style:style style:name="gr20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1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22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23" style:family="graphic" style:parent-style-name="standard">
      <style:graphic-properties draw:stroke="none" draw:fill="none" draw:fill-color="#729fcf" fo:min-height="0.421cm"/>
      <style:paragraph-properties style:writing-mode="lr-tb"/>
    </style:style>
    <style:style style:name="gr24" style:family="graphic" style:parent-style-name="standard">
      <style:graphic-properties draw:stroke="none" draw:fill="none" draw:fill-color="#729fcf" fo:min-height="0.221cm"/>
      <style:paragraph-properties style:writing-mode="lr-tb"/>
    </style:style>
    <style:style style:name="gr2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 draw:fill-color="#729fc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729fcf"/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-color="#729fcf" draw:opacity="100%"/>
      <style:paragraph-properties fo:text-align="center"/>
    </style:style>
    <style:style style:name="P10" style:family="paragraph">
      <loext:graphic-properties draw:fill-color="#b4c7dc" draw:opacity="100%"/>
      <style:paragraph-properties fo:text-align="center"/>
    </style:style>
    <style:style style:name="P11" style:family="paragraph">
      <loext:graphic-properties draw:fill-color="#ff8000" draw:opacity="100%"/>
      <style:paragraph-properties fo:text-align="center"/>
    </style:style>
    <style:style style:name="P12" style:family="paragraph">
      <loext:graphic-properties draw:fill-color="#ffbf00" draw:opacity="100%"/>
      <style:paragraph-properties fo:text-align="center"/>
    </style:style>
    <style:style style:name="P13" style:family="paragraph">
      <loext:graphic-properties draw:fill-color="#ff0000" draw:opacity="100%"/>
      <style:paragraph-properties fo:text-align="center"/>
    </style:style>
    <style:style style:name="P14" style:family="paragraph">
      <loext:graphic-properties draw:fill-color="#77bc65" draw:opacity="100%"/>
      <style:paragraph-properties fo:text-align="center"/>
    </style:style>
    <style:style style:name="P15" style:family="paragraph">
      <loext:graphic-properties draw:fill-color="#e16173" draw:opacity="100%"/>
      <style:paragraph-properties fo:text-align="center"/>
    </style:style>
    <style:style style:name="P16" style:family="paragraph">
      <loext:graphic-properties draw:fill-color="#ff972f" draw:opacity="100%"/>
      <style:paragraph-properties fo:text-align="center"/>
    </style:style>
    <style:style style:name="P17" style:family="paragraph">
      <loext:graphic-properties draw:fill-color="#c9211e" draw:opacity="100%"/>
      <style:paragraph-properties fo:text-align="center"/>
    </style:style>
    <style:style style:name="P18" style:family="paragraph">
      <loext:graphic-properties draw:fill-color="#ffe994" draw:opacity="100%"/>
      <style:paragraph-properties fo:text-align="center"/>
    </style:style>
    <style:style style:name="P19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="none" draw:fill-color="#729fcf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-color="#ffffff"/>
      <style:paragraph-properties style:writing-mode="lr-tb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3.826cm" svg:height="4.611cm" svg:x="2.574cm" svg:y="5.5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26cm" svg:height="4.625cm" svg:x="2.354cm" svg:y="5.8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27cm" svg:height="4.611cm" svg:x="2.133cm" svg:y="6.01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427cm" svg:y1="6.576cm" svg:x2="5.66cm" svg:y2="6.576cm">
          <text:p/>
        </draw:line>
        <draw:line draw:style-name="gr4" draw:text-style-name="P2" draw:layer="layout" svg:x1="2.427cm" svg:y1="7.275cm" svg:x2="5.66cm" svg:y2="7.275cm">
          <text:p/>
        </draw:line>
        <draw:line draw:style-name="gr4" draw:text-style-name="P2" draw:layer="layout" svg:x1="2.427cm" svg:y1="7.973cm" svg:x2="5.66cm" svg:y2="7.973cm">
          <text:p/>
        </draw:line>
        <draw:line draw:style-name="gr4" draw:text-style-name="P2" draw:layer="layout" svg:x1="2.427cm" svg:y1="8.672cm" svg:x2="5.66cm" svg:y2="8.672cm">
          <text:p/>
        </draw:line>
        <draw:line draw:style-name="gr4" draw:text-style-name="P2" draw:layer="layout" svg:x1="2.427cm" svg:y1="9.371cm" svg:x2="5.66cm" svg:y2="9.371cm">
          <text:p/>
        </draw:line>
        <draw:line draw:style-name="gr4" draw:text-style-name="P2" draw:layer="layout" svg:x1="2.427cm" svg:y1="10.07cm" svg:x2="5.66cm" svg:y2="10.07cm">
          <text:p/>
        </draw:line>
        <draw:frame draw:style-name="gr5" draw:text-style-name="P4" xml:id="id2" draw:id="id2" draw:layer="layout" svg:width="7.366cm" svg:height="0.878cm" svg:x="6.7cm" svg:y="13.729cm">
          <draw:text-box>
            <text:p text:style-name="P3"><text:span text:style-name="T1">S</text:span><text:span text:style-name="T1">E</text:span><text:span text:style-name="T1">T</text:span><text:span text:style-name="T1"> </text:span><text:span text:style-name="T1">O</text:span><text:span text:style-name="T1">F</text:span><text:span text:style-name="T1"> </text:span><text:span text:style-name="T1">R</text:span><text:span text:style-name="T1">U</text:span><text:span text:style-name="T1">L</text:span><text:span text:style-name="T1">E</text:span><text:span text:style-name="T1">S</text:span></text:p>
          </draw:text-box>
        </draw:frame>
        <draw:frame draw:style-name="gr6" draw:text-style-name="P5" draw:layer="layout" svg:width="0.746cm" svg:height="0.748cm" svg:x="8.892cm" svg:y="15.87cm">
          <draw:image xlink:href="Pictures/1000026E00000B0F00000B0FE963F98B6DA2029C.svg" xlink:type="simple" xlink:show="embed" xlink:actuate="onLoad" loext:mime-type="image/svg+xml">
            <text:p/>
          </draw:image>
          <draw:image xlink:href="Pictures/100002010000006B0000006B7CDC42A6E47D6EE8.png" xlink:type="simple" xlink:show="embed" xlink:actuate="onLoad" loext:mime-type="image/png"/>
        </draw:frame>
        <draw:frame draw:style-name="gr6" draw:text-style-name="P5" draw:layer="layout" svg:width="0.746cm" svg:height="0.748cm" svg:x="8.946cm" svg:y="14.822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6B0000006BBF5FD15E58056C8F.png" xlink:type="simple" xlink:show="embed" xlink:actuate="onLoad" loext:mime-type="image/png"/>
        </draw:frame>
        <draw:frame draw:style-name="gr6" draw:text-style-name="P5" draw:layer="layout" svg:width="0.746cm" svg:height="0.748cm" svg:x="8.892cm" svg:y="17.87cm">
          <draw:image xlink:href="Pictures/1000026E00000B0F00000B0FE963F98B6DA2029C.svg" xlink:type="simple" xlink:show="embed" xlink:actuate="onLoad" loext:mime-type="image/svg+xml">
            <text:p/>
          </draw:image>
          <draw:image xlink:href="Pictures/100002010000006B0000006B7CDC42A6E47D6EE8.png" xlink:type="simple" xlink:show="embed" xlink:actuate="onLoad" loext:mime-type="image/png"/>
        </draw:frame>
        <draw:frame draw:style-name="gr6" draw:text-style-name="P5" draw:layer="layout" svg:width="0.746cm" svg:height="0.748cm" svg:x="8.946cm" svg:y="16.822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6B0000006BBF5FD15E58056C8F.png" xlink:type="simple" xlink:show="embed" xlink:actuate="onLoad" loext:mime-type="image/png"/>
        </draw:frame>
        <draw:frame draw:style-name="gr7" draw:text-style-name="P7" draw:layer="layout" svg:width="2.831cm" svg:height="0.726cm" svg:x="6.254cm" svg:y="15.329cm">
          <draw:text-box>
            <text:p text:style-name="P6"><text:span text:style-name="T2">Family A1</text:span></text:p>
          </draw:text-box>
        </draw:frame>
        <draw:frame draw:style-name="gr7" draw:text-style-name="P7" draw:layer="layout" svg:width="2.831cm" svg:height="0.726cm" svg:x="6.255cm" svg:y="17.329cm">
          <draw:text-box>
            <text:p text:style-name="P6"><text:span text:style-name="T2">F</text:span><text:span text:style-name="T2">a</text:span><text:span text:style-name="T2">m</text:span><text:span text:style-name="T2">il</text:span><text:span text:style-name="T2">y </text:span><text:span text:style-name="T2">A</text:span><text:span text:style-name="T2">2</text:span></text:p>
          </draw:text-box>
        </draw:frame>
        <draw:frame draw:style-name="gr6" draw:text-style-name="P5" draw:layer="layout" svg:width="3.8cm" svg:height="3.8cm" svg:x="8.755cm" svg:y="2.955cm">
          <draw:image xlink:href="Pictures/1000020100000064000000645A33C15A723F29A8.png" xlink:type="simple" xlink:show="embed" xlink:actuate="onLoad" loext:mime-type="image/png">
            <text:p/>
          </draw:image>
        </draw:frame>
        <draw:line draw:style-name="gr8" draw:text-style-name="P8" draw:layer="layout" svg:x1="8.7cm" svg:y1="14.7cm" svg:x2="8.7cm" svg:y2="16.7cm">
          <text:p/>
        </draw:line>
        <draw:line draw:style-name="gr9" draw:text-style-name="P8" draw:layer="layout" svg:x1="6.3cm" svg:y1="14.7cm" svg:x2="14.1cm" svg:y2="14.7cm">
          <text:p/>
        </draw:line>
        <draw:custom-shape draw:style-name="gr10" draw:text-style-name="P9" draw:layer="layout" svg:width="0.8cm" svg:height="0.24cm" svg:x="11.004cm" svg:y="15.16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0.746cm" svg:height="0.748cm" svg:x="8.893cm" svg:y="19.871cm">
          <draw:image xlink:href="Pictures/1000026E00000B0F00000B0FE963F98B6DA2029C.svg" xlink:type="simple" xlink:show="embed" xlink:actuate="onLoad" loext:mime-type="image/svg+xml">
            <text:p/>
          </draw:image>
          <draw:image xlink:href="Pictures/100002010000006B0000006B7CDC42A6E47D6EE8.png" xlink:type="simple" xlink:show="embed" xlink:actuate="onLoad" loext:mime-type="image/png"/>
        </draw:frame>
        <draw:frame draw:style-name="gr6" draw:text-style-name="P5" draw:layer="layout" svg:width="0.746cm" svg:height="0.748cm" svg:x="8.947cm" svg:y="18.823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6B0000006BBF5FD15E58056C8F.png" xlink:type="simple" xlink:show="embed" xlink:actuate="onLoad" loext:mime-type="image/png"/>
        </draw:frame>
        <draw:frame draw:style-name="gr7" draw:text-style-name="P7" draw:layer="layout" svg:width="2.831cm" svg:height="0.726cm" svg:x="6.256cm" svg:y="19.33cm">
          <draw:text-box>
            <text:p text:style-name="P6"><text:span text:style-name="T2">Family A3</text:span></text:p>
          </draw:text-box>
        </draw:frame>
        <draw:custom-shape draw:style-name="gr1" draw:text-style-name="P1" draw:layer="layout" svg:width="3.826cm" svg:height="4.611cm" svg:x="15.574cm" svg:y="5.5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26cm" svg:height="4.625cm" svg:x="15.354cm" svg:y="5.8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.827cm" svg:height="4.611cm" svg:x="15.133cm" svg:y="6.01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5.428cm" svg:y1="6.576cm" svg:x2="18.661cm" svg:y2="6.576cm">
          <text:p/>
        </draw:line>
        <draw:line draw:style-name="gr4" draw:text-style-name="P2" draw:layer="layout" svg:x1="15.428cm" svg:y1="7.275cm" svg:x2="18.661cm" svg:y2="7.275cm">
          <text:p/>
        </draw:line>
        <draw:line draw:style-name="gr4" draw:text-style-name="P2" draw:layer="layout" svg:x1="15.428cm" svg:y1="7.973cm" svg:x2="18.661cm" svg:y2="7.973cm">
          <text:p/>
        </draw:line>
        <draw:line draw:style-name="gr4" draw:text-style-name="P2" draw:layer="layout" svg:x1="15.428cm" svg:y1="8.672cm" svg:x2="18.661cm" svg:y2="8.672cm">
          <text:p/>
        </draw:line>
        <draw:line draw:style-name="gr4" draw:text-style-name="P2" draw:layer="layout" svg:x1="15.428cm" svg:y1="9.371cm" svg:x2="18.661cm" svg:y2="9.371cm">
          <text:p/>
        </draw:line>
        <draw:line draw:style-name="gr4" draw:text-style-name="P2" draw:layer="layout" svg:x1="15.428cm" svg:y1="10.07cm" svg:x2="18.661cm" svg:y2="10.07cm">
          <text:p/>
        </draw:line>
        <draw:custom-shape draw:style-name="gr10" draw:text-style-name="P9" draw:layer="layout" svg:width="0.8cm" svg:height="0.24cm" svg:x="15.804cm" svg:y="6.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8cm" svg:height="0.24cm" svg:x="17.004cm" svg:y="6.4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996cm" svg:height="0.24cm" svg:x="17.504cm" svg:y="7.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4cm" svg:height="0.24cm" svg:x="16.8cm" svg:y="7.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604cm" svg:height="0.24cm" svg:x="15.6cm" svg:y="7.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296cm" svg:height="0.24cm" svg:x="15.704cm" svg:y="7.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8cm" svg:height="0.24cm" svg:x="16.704cm" svg:y="7.8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0.496cm" svg:height="0.24cm" svg:x="17.704cm" svg:y="7.8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2.7cm" svg:height="0.24cm" svg:x="15.804cm" svg:y="8.5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0.8cm" svg:height="0.24cm" svg:x="17.504cm" svg:y="9.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8cm" svg:height="0.24cm" svg:x="16.004cm" svg:y="9.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0.8cm" svg:height="0.24cm" svg:x="15.804cm" svg:y="9.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8cm" svg:height="0.24cm" svg:x="17.204cm" svg:y="9.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0.296cm" svg:height="0.24cm" svg:x="16.204cm" svg:y="7.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04cm" svg:height="0.24cm" svg:x="18.2cm" svg:y="9.96cm">
          <text:p/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6.6cm" svg:y1="8.3cm" svg:x2="14.933cm" svg:y2="8.3cm">
          <text:p/>
        </draw:line>
        <draw:line draw:style-name="gr8" draw:text-style-name="P8" draw:layer="layout" svg:x1="6.3cm" svg:y1="16.7cm" svg:x2="14.1cm" svg:y2="16.7cm">
          <text:p/>
        </draw:line>
        <draw:line draw:style-name="gr8" draw:text-style-name="P8" draw:layer="layout" svg:x1="6.3cm" svg:y1="18.7cm" svg:x2="14.1cm" svg:y2="18.7cm">
          <text:p/>
        </draw:line>
        <draw:line draw:style-name="gr21" draw:text-style-name="P2" draw:layer="layout" svg:x1="8.7cm" svg:y1="15.7cm" svg:x2="14cm" svg:y2="15.7cm">
          <text:p/>
        </draw:line>
        <draw:line draw:style-name="gr8" draw:text-style-name="P8" draw:layer="layout" svg:x1="8.7cm" svg:y1="16.7cm" svg:x2="8.7cm" svg:y2="18.7cm">
          <text:p/>
        </draw:line>
        <draw:line draw:style-name="gr21" draw:text-style-name="P2" draw:layer="layout" svg:x1="8.7cm" svg:y1="17.7cm" svg:x2="14cm" svg:y2="17.7cm">
          <text:p/>
        </draw:line>
        <draw:line draw:style-name="gr8" draw:text-style-name="P8" draw:layer="layout" svg:x1="8.7cm" svg:y1="18.7cm" svg:x2="8.7cm" svg:y2="20.7cm">
          <text:p/>
        </draw:line>
        <draw:line draw:style-name="gr21" draw:text-style-name="P2" draw:layer="layout" svg:x1="8.7cm" svg:y1="19.7cm" svg:x2="14cm" svg:y2="19.7cm">
          <text:p/>
        </draw:line>
        <draw:line draw:style-name="gr8" draw:text-style-name="P8" xml:id="id3" draw:id="id3" draw:layer="layout" svg:x1="6.3cm" svg:y1="20.7cm" svg:x2="14.1cm" svg:y2="20.7cm">
          <text:p/>
        </draw:line>
        <draw:connector draw:style-name="gr22" draw:text-style-name="P2" draw:layer="layout" draw:type="curve" svg:x1="17.046cm" svg:y1="10.629cm" svg:x2="10.383cm" svg:y2="13.729cm" draw:start-shape="id1" draw:start-glue-point="2" draw:end-shape="id2" draw:end-glue-point="0" svg:d="M17046 10629c0 2338-6663 789-6663 3100" svg:viewBox="0 0 6664 3101">
          <text:p/>
        </draw:connector>
        <draw:frame draw:style-name="gr23" draw:text-style-name="P20" xml:id="id4" draw:id="id4" draw:layer="layout" svg:width="3.386cm" svg:height="0.878cm" svg:x="3.4cm" svg:y="23.729cm">
          <draw:text-box>
            <text:p text:style-name="P19"><text:span text:style-name="T1">Family A1</text:span></text:p>
          </draw:text-box>
        </draw:frame>
        <draw:frame draw:style-name="gr23" draw:text-style-name="P4" xml:id="id5" draw:id="id5" draw:layer="layout" svg:width="3.244cm" svg:height="0.878cm" svg:x="8.556cm" svg:y="23.729cm">
          <draw:text-box>
            <text:p text:style-name="P19"><text:span text:style-name="T1">F</text:span><text:span text:style-name="T1">a</text:span><text:span text:style-name="T1">m</text:span><text:span text:style-name="T1">i</text:span><text:span text:style-name="T1">l</text:span><text:span text:style-name="T1">y</text:span><text:span text:style-name="T1"> </text:span><text:span text:style-name="T1">A</text:span><text:span text:style-name="T1">2</text:span></text:p>
          </draw:text-box>
        </draw:frame>
        <draw:frame draw:style-name="gr24" draw:text-style-name="P4" xml:id="id6" draw:id="id6" draw:layer="layout" svg:width="3.243cm" svg:height="0.878cm" svg:x="13.757cm" svg:y="23.729cm">
          <draw:text-box>
            <text:p text:style-name="P19"><text:span text:style-name="T1">F</text:span><text:span text:style-name="T1">a</text:span><text:span text:style-name="T1">m</text:span><text:span text:style-name="T1">i</text:span><text:span text:style-name="T1">l</text:span><text:span text:style-name="T1">y</text:span><text:span text:style-name="T1"> </text:span><text:span text:style-name="T1">A</text:span><text:span text:style-name="T1">3</text:span></text:p>
          </draw:text-box>
        </draw:frame>
        <draw:connector draw:style-name="gr20" draw:text-style-name="P2" draw:layer="layout" draw:type="curve" svg:x1="10.2cm" svg:y1="20.7cm" svg:x2="5.093cm" svg:y2="23.729cm" draw:start-shape="id3" draw:start-glue-point="0" draw:end-shape="id4" draw:end-glue-point="0" svg:d="M10200 20700c0 2272-5107 758-5107 3029" svg:viewBox="0 0 5108 3030">
          <text:p/>
        </draw:connector>
        <draw:connector draw:style-name="gr20" draw:text-style-name="P2" draw:layer="layout" draw:type="curve" svg:x1="10.2cm" svg:y1="20.7cm" svg:x2="10.178cm" svg:y2="23.729cm" draw:start-shape="id3" draw:start-glue-point="0" draw:end-shape="id5" draw:end-glue-point="0" svg:d="M10200 20700c0 2272-22 758-22 3029" svg:viewBox="0 0 23 3030">
          <text:p/>
        </draw:connector>
        <draw:connector draw:style-name="gr20" draw:text-style-name="P2" draw:layer="layout" draw:type="curve" svg:x1="10.2cm" svg:y1="20.7cm" svg:x2="15.378cm" svg:y2="23.729cm" draw:start-shape="id3" draw:start-glue-point="0" draw:end-shape="id6" draw:end-glue-point="0" svg:d="M10200 20700c0 2272 5178 758 5178 3029" svg:viewBox="0 0 5179 3030">
          <text:p/>
        </draw:connector>
        <draw:custom-shape draw:style-name="gr10" draw:text-style-name="P9" draw:layer="layout" svg:width="0.8cm" svg:height="0.24cm" svg:x="11.204cm" svg:y="17.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0.8cm" svg:height="0.24cm" svg:x="11.004cm" svg:y="18.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8cm" svg:height="0.24cm" svg:x="11.204cm" svg:y="19.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0.8cm" svg:height="0.24cm" svg:x="11.004cm" svg:y="20.0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4.1cm" svg:y1="14.7cm" svg:x2="14.1cm" svg:y2="20.7cm">
          <text:p/>
        </draw:line>
        <draw:line draw:style-name="gr4" draw:text-style-name="P2" draw:layer="layout" svg:x1="6.3cm" svg:y1="14.7cm" svg:x2="6.3cm" svg:y2="20.7cm">
          <text:p/>
        </draw:line>
        <draw:line draw:style-name="gr4" draw:text-style-name="P2" draw:layer="layout" svg:x1="8.629cm" svg:y1="25.37cm" svg:x2="11.862cm" svg:y2="25.37cm">
          <text:p/>
        </draw:line>
        <draw:custom-shape draw:style-name="gr19" draw:text-style-name="P18" draw:layer="layout" svg:width="0.8cm" svg:height="0.24cm" svg:x="9.005cm" svg:y="25.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8cm" svg:height="0.24cm" svg:x="10.405cm" svg:y="25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0.404cm" svg:height="0.24cm" svg:x="11.401cm" svg:y="25.2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729cm" svg:y1="25.371cm" svg:x2="16.962cm" svg:y2="25.371cm">
          <text:p/>
        </draw:line>
        <draw:custom-shape draw:style-name="gr18" draw:text-style-name="P17" draw:layer="layout" svg:width="0.8cm" svg:height="0.24cm" svg:x="15.805cm" svg:y="25.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8cm" svg:height="0.24cm" svg:x="14.305cm" svg:y="25.2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296cm" svg:height="0.24cm" svg:x="18.104cm" svg:y="6.4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296cm" svg:height="0.24cm" svg:x="12.204cm" svg:y="15.1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3.529cm" svg:y1="25.376cm" svg:x2="6.762cm" svg:y2="25.376cm">
          <text:p/>
        </draw:line>
        <draw:custom-shape draw:style-name="gr10" draw:text-style-name="P9" draw:layer="layout" svg:width="0.8cm" svg:height="0.24cm" svg:x="3.905cm" svg:y="25.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8cm" svg:height="0.24cm" svg:x="5.105cm" svg:y="25.2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296cm" svg:height="0.24cm" svg:x="6.205cm" svg:y="25.2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296cm" svg:height="0.24cm" svg:x="12.004cm" svg:y="18.0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296cm" svg:height="0.24cm" svg:x="12.004cm" svg:y="20.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Standard" style:page-layout-name="PM1" draw:style-name="Mdp1">
      <draw:frame presentation:style-name="Standard-title" draw:layer="backgroundobjects" svg:width="33.599cm" svg:height="2.629cm" svg:x="1.866cm" svg:y="0.628cm" presentation:class="title" presentation:placeholder="true">
        <draw:text-box/>
      </draw:frame>
      <draw:frame presentation:style-name="Standard-outline1" draw:layer="backgroundobjects" svg:width="33.599cm" svg:height="9.134cm" svg:x="1.866cm" svg:y="3.685cm" presentation:class="outline" presentation:placeholder="true">
        <draw:text-box/>
      </draw:frame>
      <draw:frame presentation:style-name="Mpr1" draw:text-style-name="MP2" draw:layer="backgroundobjects" svg:width="8.697cm" svg:height="1.085cm" svg:x="1.866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833cm" svg:height="1.085cm" svg:x="12.768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697cm" svg:height="1.085cm" svg:x="26.768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15:56:39.402562685</meta:creation-date>
    <dc:date>2021-02-27T16:25:06.347848052</dc:date>
    <meta:editing-duration>PT13M29S</meta:editing-duration>
    <meta:editing-cycles>3</meta:editing-cycles>
    <meta:generator>LibreOffice/6.4.6.2$Linux_X86_64 LibreOffice_project/40$Build-2</meta:generator>
    <meta:document-statistic meta:object-count="107"/>
  </office:meta>
</office:document-meta>
</file>